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442cm"/>
    </style:style>
    <style:style style:name="co2" style:family="table-column">
      <style:table-column-properties fo:break-before="auto" style:column-width="14.10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column table:style-name="co4" table:default-cell-style-name="Default"/>
        <table:table-column table:style-name="co3" table:number-columns-repeated="14" table:default-cell-style-name="Default"/>
        <table:table-column table:style-name="co4" table:default-cell-style-name="Default"/>
        <table:table-column table:style-name="co3" table:number-columns-repeated="14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REQUERIMIENTOS</text:p>
          </table:table-cell>
          <table:covered-table-cell/>
          <table:table-cell table:number-columns-repeated="45"/>
        </table:table-row>
        <table:table-row table:style-name="ro1">
          <table:table-cell office:value-type="string" calcext:value-type="string">
            <text:p>ALTO NIVEL</text:p>
          </table:table-cell>
          <table:table-cell office:value-type="string" calcext:value-type="string">
            <text:p>BAJO NIVEL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Conocer las ganancias de la Pastelería Yaris</text:p>
          </table:table-cell>
          <table:table-cell office:value-type="string" calcext:value-type="string">
            <text:p>Registrar las ventas.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Registrar los gastos directos.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Registrar los gastos indirectos.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Calcular las ganancias diarias.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Mapear los ingresos / gastos de las ganancias.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Calcular el costo y precio por producto, a partir de la lista de ingredientes.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Calcular las ganancias semanales.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Calcular las ganancias mensuales.</text:p>
          </table:table-cell>
          <table:table-cell table:number-columns-repeated="45"/>
        </table:table-row>
        <table:table-row table:style-name="ro1">
          <table:table-cell table:number-columns-repeated="47"/>
        </table:table-row>
        <table:table-row table:style-name="ro1">
          <table:table-cell office:value-type="string" calcext:value-type="string">
            <text:p>Mantener control sobre los inventarios.</text:p>
          </table:table-cell>
          <table:table-cell office:value-type="string" calcext:value-type="string">
            <text:p>Registrar los artículos que se revenden.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Registrar los insumos de producción.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Registrar las existencias actuales.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Descontar del inventario con cada venta.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Mantener actualizados los inventarios con entradas y salidas.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Recibir alertas de resurtido.</text:p>
          </table:table-cell>
          <table:table-cell table:number-columns-repeated="45"/>
        </table:table-row>
        <table:table-row table:style-name="ro1">
          <table:table-cell table:number-columns-repeated="47"/>
        </table:table-row>
        <table:table-row table:style-name="ro1">
          <table:table-cell office:value-type="string" calcext:value-type="string">
            <text:p>Mantener control sobre las ventas.</text:p>
          </table:table-cell>
          <table:table-cell office:value-type="string" calcext:value-type="string">
            <text:p>Registrar las ventas de mostrador.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Registrar las ventas de distribuidor.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Poder agregar descuentos a las ventas.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Mantener listas de precios.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Implementar el uso de lectores de barras y cajón de dinero.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Emitir facturas de los productos y servicios.</text:p>
          </table:table-cell>
          <table:table-cell table:number-columns-repeated="45"/>
        </table:table-row>
        <table:table-row table:style-name="ro1">
          <table:table-cell table:number-columns-repeated="47"/>
        </table:table-row>
        <table:table-row table:style-name="ro1">
          <table:table-cell office:value-type="string" calcext:value-type="string">
            <text:p>No funcionalidad</text:p>
          </table:table-cell>
          <table:table-cell office:value-type="string" calcext:value-type="string">
            <text:p>Mantener lo más separado posible las interfaces aunque se trate de un mismo módulo</text:p>
          </table:table-cell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o Barraza</meta:initial-creator>
    <meta:creation-date>2017-04-21T07:34:19.094453868</meta:creation-date>
    <dc:date>2017-04-21T07:53:59.543677383</dc:date>
    <dc:creator>Roberto Barraza</dc:creator>
    <meta:editing-duration>PT19M39S</meta:editing-duration>
    <meta:editing-cycles>4</meta:editing-cycles>
    <meta:generator>LibreOffice/4.3.3.2$Linux_X86_64 LibreOffice_project/430m0$Build-2</meta:generator>
    <meta:document-statistic meta:table-count="1" meta:cell-count="28" meta:object-count="0"/>
  </office:meta>
</office:document-meta>
</file>